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valuations" style:family="table">
      <style:table-properties style:width="7.45in" table:align="center"/>
    </style:style>
    <style:style style:name="Evaluations.A" style:family="table-column">
      <style:table-column-properties style:column-width="0.6542in"/>
    </style:style>
    <style:style style:name="Evaluations.B" style:family="table-column">
      <style:table-column-properties style:column-width="1.5028in"/>
    </style:style>
    <style:style style:name="Evaluations.C" style:family="table-column">
      <style:table-column-properties style:column-width="0.4611in"/>
    </style:style>
    <style:style style:name="Evaluations.D" style:family="table-column">
      <style:table-column-properties style:column-width="0.9493in"/>
    </style:style>
    <style:style style:name="Evaluations.E" style:family="table-column">
      <style:table-column-properties style:column-width="1.2722in"/>
    </style:style>
    <style:style style:name="Evaluations.G" style:family="table-column">
      <style:table-column-properties style:column-width="1.3382in"/>
    </style:style>
    <style:style style:name="Evaluation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Evaluations.G1" style:family="table-cell">
      <style:table-cell-properties style:vertical-align="middle" fo:padding="0.0382in" fo:border="0.05pt solid #000000"/>
    </style:style>
    <style:style style:name="Evaluations.A2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Evaluations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Evaluations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style:font-name="Droid Sans2" fo:font-size="8pt" style:font-size-asian="8pt" style:font-size-complex="8pt"/>
    </style:style>
    <style:style style:name="P2" style:family="paragraph" style:parent-style-name="Table_20_Contents">
      <style:text-properties style:font-name="Droid Sans2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Droid Sans2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7" style:family="paragraph" style:parent-style-name="Heading_20_1" style:master-page-name="First_20_Page">
      <style:paragraph-properties fo:text-align="center" style:justify-single-word="false" style:page-number="auto"/>
    </style:style>
    <style:style style:name="P8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5"><text:placeholder text:placeholder-type="text">&lt;if test="sector"&gt;</text:placeholder></text:span><text:span text:style-name="T5"><text:placeholder text:placeholder-type="text">&lt;sector.operational_area.name&gt;</text:placeholder></text:span><text:span text:style-name="T5"> REGIONAL HEALTH AUTHORITY<text:line-break/></text:span><text:span text:style-name="T5"><text:placeholder text:placeholder-type="text">&lt;/if&gt;</text:placeholder></text:span><text:span text:style-name="T1"><text:placeholder text:placeholder-type="text">&lt;institution.name.name&gt;</text:placeholder></text:span><text:span text:style-name="T1"><text:line-break/></text:span><text:span text:style-name="T2">Patient Evaluation Register</text:span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5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Evaluations" table:style-name="Evaluations">
        <table:table-column table:style-name="Evaluations.A"/>
        <table:table-column table:style-name="Evaluations.B"/>
        <table:table-column table:style-name="Evaluations.C"/>
        <table:table-column table:style-name="Evaluations.D"/>
        <table:table-column table:style-name="Evaluations.E" table:number-columns-repeated="2"/>
        <table:table-column table:style-name="Evaluations.G"/>
        <table:table-header-rows>
          <table:table-row>
            <table:table-cell table:style-name="Evaluations.A1" office:value-type="string">
              <text:p text:style-name="P4"><text:span text:style-name="T3">MedRec#</text:span><text:line-break/><text:span text:style-name="T3">UPI</text:span></text:p>
            </table:table-cell>
            <table:table-cell table:style-name="Evaluations.A1" office:value-type="string">
              <text:p text:style-name="P4">Name</text:p>
            </table:table-cell>
            <table:table-cell table:style-name="Evaluations.A1" office:value-type="string">
              <text:p text:style-name="P4">Age</text:p>
              <text:p text:style-name="P6">Sex</text:p>
            </table:table-cell>
            <table:table-cell table:style-name="Evaluations.A1" office:value-type="string">
              <text:p text:style-name="P6">Specialty<text:line-break/><text:span text:style-name="T3">[Visit]</text:span></text:p>
            </table:table-cell>
            <table:table-cell table:style-name="Evaluations.A1" office:value-type="string">
              <text:p text:style-name="P6">Signs and Symptoms</text:p>
            </table:table-cell>
            <table:table-cell table:style-name="Evaluations.A1" office:value-type="string">
              <text:p text:style-name="P6">Procedure</text:p>
            </table:table-cell>
            <table:table-cell table:style-name="Evaluations.G1" office:value-type="string">
              <text:p text:style-name="P6">Diagnosis/<text:line-break/>Hypothesis</text:p>
            </table:table-cell>
          </table:table-row>
        </table:table-header-rows>
        <table:table-row>
          <table:table-cell table:style-name="Evaluations.A2" table:number-columns-spanned="7" office:value-type="string">
            <text:p text:style-name="Standard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3" office:value-type="string">
            <text:p text:style-name="P3"><text:placeholder text:placeholder-type="text">&lt;e.patient.medical_record_num&gt;</text:placeholder><text:line-break/><text:placeholder text:placeholder-type="text">&lt;e.patient.puid&gt;</text:placeholder></text:p>
          </table:table-cell>
          <table:table-cell table:style-name="Evaluations.A3" office:value-type="string">
            <text:p text:style-name="P2"><text:placeholder text:placeholder-type="text">&lt;e.patient.name.name&gt;</text:placeholder></text:p>
          </table:table-cell>
          <table:table-cell table:style-name="Evaluations.A3" office:value-type="string">
            <text:p text:style-name="P1"><text:placeholder text:placeholder-type="text">&lt;e.patient.age&gt;</text:placeholder></text:p>
            <text:p text:style-name="P1"><text:placeholder text:placeholder-type="text">&lt;e.patient.sex_display&gt;</text:placeholder></text:p>
          </table:table-cell>
          <table:table-cell table:style-name="Evaluations.A3" office:value-type="string">
            <text:p text:style-name="P1"><text:placeholder text:placeholder-type="text">&lt;e.specialty.name&gt;</text:placeholder><text:line-break/>[<text:placeholder text:placeholder-type="text">&lt;e.visit_type_display&gt;</text:placeholder>]</text:p>
          </table:table-cell>
          <table:table-cell table:style-name="Evaluations.A3" office:value-type="string">
            <text:p text:style-name="P1"><text:placeholder text:placeholder-type="text">&lt;if test="e.signs_and_symptoms"&gt;</text:placeholder><text:placeholder text:placeholder-type="text">&lt;for each="sas in e.signs_and_symptoms"&gt;</text:placeholder><text:placeholder text:placeholder-type="text">&lt;sas.clinical.name&gt;</text:placeholder> (<text:placeholder text:placeholder-type="text">&lt;sas.clinical.code&gt;</text:placeholder>), <text:placeholder text:placeholder-type="text">&lt;/for&gt;</text:placeholder><text:placeholder text:placeholder-type="text">&lt;/if&gt;</text:placeholder></text:p>
          </table:table-cell>
          <table:table-cell table:style-name="Evaluations.A3" office:value-type="string">
            <text:p text:style-name="P1"><text:placeholder text:placeholder-type="text">&lt;if test="e.actions"&gt;</text:placeholder><text:placeholder text:placeholder-type="text">&lt;for each="di in e.actions"&gt;</text:placeholder><text:placeholder text:placeholder-type="text">&lt;di.procedure.name&gt;</text:placeholder>, <text:placeholder text:placeholder-type="text">&lt;/for&gt;</text:placeholder><text:placeholder text:placeholder-type="text">&lt;/if&gt;</text:placeholder><text:line-break/></text:p>
          </table:table-cell>
          <table:table-cell table:style-name="Evaluations.G3" office:value-type="string">
            <text:p text:style-name="P1"><text:placeholder text:placeholder-type="text">&lt;if test="e.diagnostic_hypothesis"&gt;</text:placeholder><text:placeholder text:placeholder-type="text">&lt;for each="dhy in e.diagnostic_hypothesis"&gt;</text:placeholder><text:placeholder text:placeholder-type="text">&lt;dhy.pathology.name&gt;</text:placeholder> (<text:placeholder text:placeholder-type="text">&lt;dhy.pathology.code&gt;</text:placeholder>), <text:placeholder text:placeholder-type="text">&lt;/for&gt;</text:placeholder><text:placeholder text:placeholder-type="text">&lt;/if&gt;</text:placeholder></text:p>
          </table:table-cell>
        </table:table-row>
        <table:table-row>
          <table:table-cell table:style-name="Evaluations.A4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3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20:44:44</meta:creation-date>
    <meta:editing-duration>P0D</meta:editing-duration>
    <meta:editing-cycles>1</meta:editing-cycles>
    <meta:generator>LibreOffice/3.5$Linux_X86_64 LibreOffice_project/350m1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23" meta:word-count="85" meta:character-count="1145" meta:non-whitespace-character-count="1082"/>
  </office:meta>
</office:document-meta>
</file>